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perf L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/>
          <table:table-cell table:formula="of:=SUM([.B141:.B453])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454]/(452-140)" office:value-type="float" office:value="0.496794871794872" calcext:value-type="float">
            <text:p>0,496794871794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20:06:34.2406307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59:26.706631832</meta:creation-date>
    <dc:date>2018-09-27T14:33:34.303420224</dc:date>
    <meta:editing-duration>PT18H27M31S</meta:editing-duration>
    <meta:editing-cycles>5</meta:editing-cycles>
    <meta:generator>LibreOffice/6.0.6.2$Linux_X86_64 LibreOffice_project/00m0$Build-2</meta:generator>
    <meta:document-statistic meta:table-count="1" meta:cell-count="611" meta:object-count="0"/>
  </office:meta>
</office:document-meta>
</file>